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18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18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18" office:value-type="string" calcext:value-type="string">
            <text:p>Misty Mountain Hop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18"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ce18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oupy Sewer</text:p>
          </table:table-cell>
          <table:table-cell table:style-name="ce18" office:value-type="string" calcext:value-type="string">
            <text:p>Porcelain Dream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ce32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33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Default" office:value-type="string" calcext:value-type="string">
            <text:p>¡Holy Moses!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17" office:value-type="string" calcext:value-type="string">
            <text:p>Hier Kommt die Sonne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33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…&amp; Then You Die, That’s Why We Get High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 office:value-type="string" calcext:value-type="string">
            <text:p>Junkyard</text:p>
          </table:table-cell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2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6:38:45.100949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7-18T23:30:23.177215836</dc:date>
    <meta:editing-duration>P19DT1H22M29S</meta:editing-duration>
    <meta:editing-cycles>381</meta:editing-cycles>
    <meta:generator>LibreOffice/6.4.7.2$Linux_X86_64 LibreOffice_project/40$Build-2</meta:generator>
    <meta:document-statistic meta:table-count="2" meta:cell-count="225" meta:object-count="0"/>
  </office:meta>
</office:document-meta>
</file>